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style:font-name="Arial1" fo:font-size="12pt" fo:font-weight="normal" style:font-size-asian="12pt" style:font-weight-asian="normal" style:font-size-complex="12pt"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normal"/>
    </style:style>
    <style:style style:name="P6" style:family="paragraph" style:parent-style-name="Standard">
      <style:text-properties style:font-name="Arial1" fo:font-size="12pt" fo:font-weight="bold" style:font-size-asian="12pt" style:font-weight-asian="bold" style:font-size-complex="12pt" style:font-weight-complex="bold"/>
    </style:style>
    <style:style style:name="P7" style:family="paragraph" style:parent-style-name="Text_20_body">
      <style:paragraph-properties fo:text-align="justify" style:justify-single-word="false"/>
    </style:style>
    <style:style style:name="T1" style:family="text" style:parent-style-name="Strong_20_Emphasis">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style>
    <style:style style:name="T6" style:family="text">
      <style:text-properties style:font-name="Arial1" fo:font-size="12pt" fo:font-weight="normal" style:font-size-asian="12pt" style:font-weight-asian="normal" style:font-size-complex="12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lications de la stéganographie</text:p>
      <text:p text:style-name="P2"/>
      <text:p text:style-name="Standard"><text:tab/>Méthode de dissimulation d'informations utilisée depuis l'Antiquité, la stéganographie revient en force à l'ère de l'information numérique. Les sources multimédia (photos, vidéos, sons) peuvent facilement receler des messages imperceptibles au premier abord. L'utilisation conjointe de la cryptographie permet aussi bien de cacher des informations que les personnes auxquelles elles sont destinées.</text:p>
      <text:p text:style-name="Standard"/>
      <text:p text:style-name="Standard"><text:tab/>La stéganographie permet de communiquer librement dans des conditions de censures ou de surveillance, elle permet aussi de protéger une communication là où la législation interdit l'usage de la cryptographie. Il faut noter que la cryptographie, qui permet de protéger la vie privée et l'activité industrielle sans cacher cette protection, est souvent maltraitée par les états totalitaires et les sociétés démocratiques à tendance sécuritaire. Il n'en va pas nécessairement de même pour la stéganographie, qui est pourtant une technique beaucoup mieux adaptée à une activité criminelle éventuelle. Ainsi alors que la législation française est extrèmment répressive en ce qui concerne la cryptographie, elle <text:s/>n'interdit en rien l'utilisation de méthodes stéganographiques pour dissimuler un message. C'est une illustration de l'habituel retard de la loi sur la technique (technique pourtant millénaire !).</text:p>
      <text:p text:style-name="Standard"/>
      <text:p text:style-name="Standard"><text:tab/>La stéganographie trouve des applications dans le domaine stratégique, dans le domaine artitique et d'un point de vue commercial.</text:p>
      <text:p text:style-name="Standard"/>
      <text:p text:style-name="P3">Applications stratégiques</text:p>
      <text:p text:style-name="Standard"><text:tab/>La stéganographie permet l'échange d'information de manière très discrète. Dissimuler dans un stéganogramme un message crypté ou non permet d'échapper à une surveillance des communications. On a prétendu que les préparatifs des attentats du 11 septembre ont utilisé la stéganographie, face à la puissance de décryptage des renseignements américains, la cryptographie atteint ces limites, la stéganographie offre une alternative bon marché. Des études ont montré qu'un nombre significatif d'image circulant sur internet contiennent une information cachée.</text:p>
      <text:p text:style-name="Standard"/>
      <text:p text:style-name="Standard"><text:tab/>Une autre application logique de la stéganographie est la création de logiciel de détection de stéganographie afin de sécuriser les communications, on appelle cela la steganalyse. Par exemple pour détecter l'utilisation de stéganographie dans un document visuel, et si celle-ci utilise la modification des bits de poids faible, on peut remarquer la présence de <text:span text:style-name="T1">bruit</text:span> au niveau des bits les moins significatifs. Pratiquement plus le message dissimulé dans une image est de taille réduite moins il sera aisé à détecter par steganalyse. </text:p>
      <text:p text:style-name="Standard"/>
      <text:p text:style-name="Standard"><text:tab/>Une fois que la stéganographie est détectée on peut alors extraire le message, c'est à dire dégager le message dissimulé ou alors on filtre le message, c'est à dire que l'on détruit le contenu caché pour ne conserver que le stéganogramme. Le filtrage est en particulier utile dans des des applications ou des relais informatiques en charge de transfert de contenus divers, empêchant ainsi leur utilisation à des fins de communication secrète, en traitant des données transitant par leurs canaux de façon à détruire un éventuel message caché sans pour autant détruire le récipient dans lequel le message se trouve.</text:p>
      <text:p text:style-name="Standard"/>
      <text:p text:style-name="P3">Applications artistiques</text:p>
      <text:p text:style-name="P3"><text:tab/><text:span text:style-name="T2">L'anamorphose, une déformation réversible d'une image à l'aide d'un système optique (miroir courbe par exemple) ou d'un procédé mathématiques, relève de la stéganographie. On peut découvrir une image cachée sur un tableau par exemple, qu'en le penchant selon un certain angle, par exemple, un crâne est caché dans le tableau de Hans Holbein, </text:span><text:span text:style-name="T3">les ambassadeurs</text:span><text:span text:style-name="T4">.</text:span></text:p>
      <text:p text:style-name="P4"/>
      <text:p text:style-name="P4"><text:tab/>L'exemple célèbres de la correspondance entre Georges Sand et Alfred de Musset est aussi une application artisitique de la stéganographie.</text:p>
      <text:p text:style-name="P5"><text:span text:style-name="T5"/></text:p>
      <text:p text:style-name="Standard"><text:tab/>La mise en place d'un tour de télépathie peut aussi faire appel à la stéganographie, ainsi deux complices peuvent communiquer à l'insu de leur public afin de prétendre que l'un d'entre eux a lu dans les pensées de l'autre. Cette application n'a pas besoin de l'informatique pour être mise en oeuvre.</text:p>
      <text:p text:style-name="Standard"/>
      <text:p text:style-name="Standard"><text:tab/>L'apparition des monostéréogrammes, dssimulation d'une image tridimensionnelle dans une image à motif a permis la création de visuels intéressants.</text:p>
      <text:p text:style-name="Standard"/>
      <text:p text:style-name="P3">Applications commerciales</text:p>
      <text:p text:style-name="Standard"><text:span text:style-name="T2"><text:tab/>La stéganographie peut être tout d'abord utilisée dans le cadre de l'espionnage industriel, elle constitue un excellent moyen de faire passer discrètement des informations dérobées. </text:span>Il est très difficile matériellement de limiter ce genre de fuites au sein d'une entreprise. </text:p>
      <text:p text:style-name="Standard"/>
      <text:p text:style-name="P3"><text:tab/><text:span text:style-name="T6">Le filigranage numérique est une application stéganographique qui permet de tracer un fichier numériques ou authentifier un contenu. En effet ce procédé connait deux procédés d'application. Le filigranage robuste ou fragile : </text:span></text:p>
      <text:p text:style-name="P2"/>
      <text:p text:style-name="P2">Robuste : </text:p>
      <text:p text:style-name="P2"><text:tab/>Le filigranage robuste est conçu pour résister aux attaques consistant à supprimer le tatouage. On peut ainsi marquer différemment tous les exemplaires autorisés (les différentes copies vendues). Si des copies illégales sont faites, le marquage permet de remonter jusqu'à l'origine de la copie. Dans le même ordre d'idées, on rapporte qu'au début des années 80, Margareth Thatcher, lasse de lire des fuites d'informations confidentielles dans la presse, avait fait modifier les traitements de texte des différents ministères : une petite modification de l'espacement des lignes, invisible à l'oeil nu, mais aisément décelable à l'aide d'un scanner, caractérisait chacun d'entre eux. Elle put ainsi remonter jusqu'à l'origine de la fuite.</text:p>
      <text:p text:style-name="P2"/>
      <text:p text:style-name="P2"><text:tab/>Un autre type de marquage a pour objet d'empêcher la copie ou de limiter l'exploitation du document. Par exemple, les DVD sont "zonés" : un DVD acheté aux Etats-Unis est normalement illisible par un lecteur européen. Le problème de ce type de marquage est qu'il est nécessaire qu'il y ait coopération du matériel (que le lecteur vérifie le marquage). Tôt ou tard, ce type de protection finit par être contourné.</text:p>
      <text:p text:style-name="P2"/>
      <text:p text:style-name="P2">Fragile : </text:p>
      <text:p text:style-name="Standard"><text:tab/>Un tatouage numérique invisible fragile est conçu pour détecter des altérations mêmes minimes réalisées sur l'image. L'application majeure du filigranage fragile est d'authentifier du contenu.</text:p>
      <text:p text:style-name="Standard"/>
      <text:p text:style-name="Standard"><text:tab/>Un tatouage numérique invisible fragile est altéré ou détruit quand l'image hôte est modifiée à l'aide de transformations linéaires ou non-linéaires.</text:p>
      <text:p text:style-name="Standard"/>
      <text:p text:style-name="P2"><text:tab/>Les tatouages fragiles ne sont pas adaptés à la défense du droit d'auteur car ils sont par définition aisé à supprimer. Par contre le tatouage fragile permet d'assurer qu'une image n'a pas été modifié depuis qu'il a été apposé, trouvant ainsi une application pour assurer la validité d'une image filmée par une caméra de sécurité.</text:p>
      <text:p text:style-name="P2"/>
      <text:p text:style-name="P6">Applications informatiques</text:p>
      <text:p text:style-name="Standard"><text:span text:style-name="T6"><text:tab/>La stéganographie peut être utilisée pour insérer des méta-données </text:span>comme par exemple le nom de la personne se trouvant dans une image, ou un pointeur (par exemple une adresse URL) pour avoir plus d'informations sur une image. En effet par définition une méta-données est une donnée dans une donnée, c'est donc une forme de stéganographie.</text:p>
      <text:p text:style-name="Standard"><text:tab/>Cette application est appelée à ce développé, en effet on cherche de plus en plus à ce qu'un fichier est un maximum de sens sur lui même afin de faciliter la recherche de données, les méta-données pouvant servir de filtres à une éventuelle recherche.</text:p>
      <text:p text:style-name="P2"/>
      <text:p text:style-name="Standard"><text:span text:style-name="T6">-----------------------------------------------------------------</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2pt" fo:language="fr" fo:country="F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rial1"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12-21T14:20:12</meta:creation-date>
    <dc:date>2007-01-08T00:51:57</dc:date>
    <dc:language>fr-FR</dc:language>
    <meta:editing-cycles>0</meta:editing-cycles>
    <meta:editing-duration>PT0S</meta:editing-duration>
    <meta:user-defined meta:name="Info 1"/>
    <meta:user-defined meta:name="Info 2"/>
    <meta:user-defined meta:name="Info 3"/>
    <meta:user-defined meta:name="Info 4"/>
    <meta:document-statistic meta:table-count="0" meta:image-count="0" meta:object-count="0" meta:page-count="3" meta:paragraph-count="27" meta:word-count="1070" meta:character-count="7219"/>
  </office:meta>
</office:document-meta>
</file>